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f6f9d4" fo:padding="0.097cm" fo:border="0.5pt solid #395511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ext_20_body"><text:span text:style-name="Strong_20_Emphasis">ACADÈMIA CLAU DE FA</text:span></text:p>
            <text:p text:style-name="Text_20_body"><text:span text:style-name="Strong_20_Emphasis">PREINSCRIPCIONS PER AL CURS 2004-2005</text:span></text:p>
            <text:p text:style-name="Text_20_body">Feim públic que s’obre el termini de preinscripció de l’acadèmia de música <text:span text:style-name="Strong_20_Emphasis">Clau de Fa</text:span> per al curs 2004-2005.</text:p>
            <text:p text:style-name="Text_20_body"><text:span text:style-name="Strong_20_Emphasis">Termini d’inscripció:</text:span> de l’1 al 10 de setembre, ambdós dies inclosos.</text:p>
            <text:p text:style-name="Text_20_body"><text:span text:style-name="Strong_20_Emphasis">Informació:</text:span></text:p>
            <text:p text:style-name="Text_20_body">Lloc: acadèmia Clau de Fa<text:line-break/>C/ Maó, 24<text:line-break/>MAÓ<text:line-break/>Tel. 971 11 11 11</text:p>
            <text:p text:style-name="Text_20_body"><text:span text:style-name="Strong_20_Emphasis">Horari:</text:span> de dilluns a divendres, de 18 a 21 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11:00.877900763</meta:creation-date>
    <dc:date>2025-10-29T12:16:25.529090207</dc:date>
    <meta:editing-duration>PT5M25S</meta:editing-duration>
    <meta:editing-cycles>1</meta:editing-cycles>
    <meta:document-statistic meta:table-count="1" meta:image-count="0" meta:object-count="0" meta:page-count="1" meta:paragraph-count="7" meta:word-count="64" meta:character-count="346" meta:non-whitespace-character-count="289"/>
    <meta:generator>LibreOffice/25.2.6.2$Linux_X86_64 LibreOffice_project/40d1a0e1d5bdf1afaeae24d9ece32bbb00fa66a4</meta:generator>
  </office:meta>
</office:document-meta>
</file>